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e75f" officeooo:paragraph-rsid="0018e75f"/>
    </style:style>
    <style:style style:name="P2" style:family="paragraph" style:parent-style-name="Standard" style:list-style-name="L1">
      <style:text-properties officeooo:rsid="0018e75f" officeooo:paragraph-rsid="001ad0a3"/>
    </style:style>
    <style:style style:name="P3" style:family="paragraph" style:parent-style-name="Standard" style:list-style-name="L1">
      <style:text-properties officeooo:rsid="0018e75f" officeooo:paragraph-rsid="001c32ce"/>
    </style:style>
    <style:style style:name="P4" style:family="paragraph" style:parent-style-name="Standard" style:list-style-name="L1">
      <style:text-properties officeooo:rsid="0018e75f" officeooo:paragraph-rsid="001d0ae4"/>
    </style:style>
    <style:style style:name="P5" style:family="paragraph" style:parent-style-name="Standard" style:list-style-name="L1">
      <style:text-properties officeooo:rsid="0018e75f" officeooo:paragraph-rsid="0020a9c9"/>
    </style:style>
    <style:style style:name="P6" style:family="paragraph" style:parent-style-name="Standard">
      <style:text-properties officeooo:rsid="0018e75f" officeooo:paragraph-rsid="001c32ce"/>
    </style:style>
    <style:style style:name="P7" style:family="paragraph" style:parent-style-name="Standard">
      <style:text-properties officeooo:rsid="0018e75f" officeooo:paragraph-rsid="001d0ae4"/>
    </style:style>
    <style:style style:name="P8" style:family="paragraph" style:parent-style-name="Standard" style:list-style-name="L1">
      <style:text-properties officeooo:rsid="001ad0a3" officeooo:paragraph-rsid="001ad0a3"/>
    </style:style>
    <style:style style:name="P9" style:family="paragraph" style:parent-style-name="Standard" style:list-style-name="L1">
      <style:text-properties officeooo:rsid="001ad0a3" officeooo:paragraph-rsid="001c32ce"/>
    </style:style>
    <style:style style:name="P10" style:family="paragraph" style:parent-style-name="Standard" style:list-style-name="L1">
      <style:text-properties officeooo:rsid="001c32ce" officeooo:paragraph-rsid="001c32ce"/>
    </style:style>
    <style:style style:name="P11" style:family="paragraph" style:parent-style-name="Standard">
      <style:text-properties officeooo:paragraph-rsid="001d0ae4"/>
    </style:style>
    <style:style style:name="P12" style:family="paragraph" style:parent-style-name="Standard" style:list-style-name="L1">
      <style:text-properties officeooo:rsid="0022b22b" officeooo:paragraph-rsid="0022b22b"/>
    </style:style>
    <style:style style:name="T1" style:family="text">
      <style:text-properties officeooo:rsid="001ad0a3"/>
    </style:style>
    <style:style style:name="T2" style:family="text">
      <style:text-properties officeooo:rsid="001d0ae4"/>
    </style:style>
    <style:style style:name="T3" style:family="text">
      <style:text-properties officeooo:rsid="001e3a83"/>
    </style:style>
    <style:style style:name="T4" style:family="text">
      <style:text-properties officeooo:rsid="001faf83"/>
    </style:style>
    <style:style style:name="T5" style:family="text">
      <style:text-properties officeooo:rsid="0020a9c9"/>
    </style:style>
    <style:style style:name="T6" style:family="text">
      <style:text-properties officeooo:rsid="0021e4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ボイスアイデア</text:p>
      <text:p text:style-name="Standard"/>
      <text:p text:style-name="Standard">// 人感センサによる人感フラグ、起床フラグ、帰宅フラグ</text:p>
      <text:p text:style-name="Standard">・日付更新で起床、帰宅をリセット</text:p>
      <text:p text:style-name="P7"><text:span text:style-name="T2">(</text:span>１分感覚のスレッド<text:span text:style-name="T2">)</text:span></text:p>
      <text:p text:style-name="P11"><text:span text:style-name="T2">if 人感フラグ==ON:</text:span></text:p>
      <text:list xml:id="list1785531619599367166" text:style-name="L1">
        <text:list-item>
          <text:p text:style-name="P1">時報</text:p>
        </text:list-item>
        <text:list-item>
          <text:p text:style-name="P1">つぶやき（一定確率で呼び出される）</text:p>
          <text:list>
            <text:list-item>
              <text:p text:style-name="P8">朝 morning</text:p>
              <text:list>
                <text:list-item>
                  <text:p text:style-name="P8">今日もいい日になるといいですね</text:p>
                </text:list-item>
                <text:list-item>
                  <text:p text:style-name="P9">今日もまた朝がきてしまいましたね...</text:p>
                </text:list-item>
              </text:list>
            </text:list-item>
            <text:list-item>
              <text:p text:style-name="P8">昼 daytime</text:p>
              <text:list>
                <text:list-item>
                  <text:p text:style-name="P10">vim</text:p>
                </text:list-item>
                <text:list-item>
                  <text:p text:style-name="P10">ふふふ</text:p>
                </text:list-item>
                <text:list-item>
                  <text:p text:style-name="P12">へっへっへ</text:p>
                </text:list-item>
              </text:list>
            </text:list-item>
            <text:list-item>
              <text:p text:style-name="P2">夕方 <text:span text:style-name="T1">evening</text:span></text:p>
              <text:list>
                <text:list-item>
                  <text:p text:style-name="P2">コーヒーでも飲んで休んでください</text:p>
                </text:list-item>
                <text:list-item>
                  <text:p text:style-name="P2">心穏やかにいきましょう</text:p>
                </text:list-item>
                <text:list-item>
                  <text:p text:style-name="P2">元気出していきましょう！</text:p>
                </text:list-item>
              </text:list>
            </text:list-item>
            <text:list-item>
              <text:p text:style-name="P2">深夜 <text:span text:style-name="T1">midnight</text:span></text:p>
              <text:list>
                <text:list-item>
                  <text:p text:style-name="P8">そろそろお休みになってはどうですか？</text:p>
                </text:list-item>
                <text:list-item>
                  <text:p text:style-name="P8">よふかしはよくないですよー</text:p>
                </text:list-item>
                <text:list-item>
                  <text:p text:style-name="P8">あしたもあるので、休まれてはどうですか</text:p>
                </text:list-item>
                <text:list-item>
                  <text:p text:style-name="P3">今日はいい一日になったでしょうか</text:p>
                </text:list-item>
              </text:list>
            </text:list-item>
          </text:list>
        </text:list-item>
      </text:list>
      <text:p text:style-name="P6">// 起床、帰宅、おでかけ時にアップエッジで優先して呼び出し<text:span text:style-name="T4">(スレッド周期は暫定3秒で)</text:span></text:p>
      <text:list xml:id="list82415069971485" text:continue-numbering="true" text:style-name="L1">
        <text:list-item>
          <text:p text:style-name="P4">センサーコミュニケーション（センサー起動時に必ず呼び出される）</text:p>
          <text:list>
            <text:list-item>
              <text:p text:style-name="P4">朝起きたとき</text:p>
              <text:list>
                <text:list-item>
                  <text:p text:style-name="P4">おはよう</text:p>
                </text:list-item>
                <text:list-item>
                  <text:p text:style-name="P4">曲<text:span text:style-name="T5">1</text:span>再生</text:p>
                </text:list-item>
                <text:list-item>
                  <text:p text:style-name="P5">曲<text:span text:style-name="T5">2</text:span>再生</text:p>
                </text:list-item>
                <text:list-item>
                  <text:p text:style-name="P5">曲<text:span text:style-name="T5">3</text:span>再生</text:p>
                </text:list-item>
              </text:list>
            </text:list-item>
            <text:list-item>
              <text:p text:style-name="P4">帰宅したとき</text:p>
              <text:list>
                <text:list-item>
                  <text:p text:style-name="P4">おかえりなさい</text:p>
                </text:list-item>
                <text:list-item>
                  <text:p text:style-name="P4">おつかれさまでした</text:p>
                </text:list-item>
              </text:list>
            </text:list-item>
          </text:list>
        </text:list-item>
      </text:list>
      <text:p text:style-name="P7">// 定時機能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05:55:00.465856551</meta:creation-date>
    <meta:generator>LibreOffice/5.2.7.2$Linux_ARM_EABI LibreOffice_project/528e71104c3fcc3637004cef595401b05295414c</meta:generator>
    <dc:date>2017-11-01T08:24:03.254969257</dc:date>
    <meta:editing-duration>PT1H1M10S</meta:editing-duration>
    <meta:editing-cycles>7</meta:editing-cycles>
    <meta:document-statistic meta:table-count="0" meta:image-count="0" meta:object-count="0" meta:page-count="1" meta:paragraph-count="34" meta:word-count="391" meta:character-count="436" meta:non-whitespace-character-count="428"/>
  </office:meta>
</office:document-meta>
</file>